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dcaf0" officeooo:paragraph-rsid="000dcaf0"/>
    </style:style>
    <style:style style:name="P2" style:family="paragraph" style:parent-style-name="Standard">
      <style:paragraph-properties fo:text-align="start" style:justify-single-word="false"/>
      <style:text-properties officeooo:rsid="000dcaf0" officeooo:paragraph-rsid="000dcaf0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3pt" officeooo:rsid="000dcaf0" officeooo:paragraph-rsid="000dcaf0" style:font-size-asian="13pt" style:font-size-complex="13pt"/>
    </style:style>
    <style:style style:name="P4" style:family="paragraph" style:parent-style-name="Standard">
      <style:paragraph-properties fo:text-align="end" style:justify-single-word="false"/>
      <style:text-properties style:font-name="Liberation Sans" fo:font-size="13pt" officeooo:rsid="000dcaf0" officeooo:paragraph-rsid="000dcaf0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rsid="000dcaf0" officeooo:paragraph-rsid="000dca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4">Ref.: Z520</text:p>
      <text:p text:style-name="P1"/>
      <text:p text:style-name="P2"/>
      <text:p text:style-name="P2"/>
      <text:p text:style-name="P5">Sr. Joan Pons Florit</text:p>
      <text:p text:style-name="P5">c/D’enmig, 14</text:p>
      <text:p text:style-name="P5">07740 ES MERCADAL</text:p>
      <text:p text:style-name="P2"/>
      <text:p text:style-name="P2"/>
      <text:p text:style-name="P2"/>
      <text:p text:style-name="P3">Us deman que us presenteu en aquestes oficines, el proper 23 de maig, 10:30h, a fi de poder fer la verificació de la vostra signatura; tràmit imprescindible per completar la documentació necessària per poder tramitar el model 061 de la vostra empresa. </text:p>
      <text:p text:style-name="P3"/>
      <text:p text:style-name="P3">La incompareixença comportarà l’arxivament de l’expedient.</text:p>
      <text:p text:style-name="P3"/>
      <text:p text:style-name="P3">Cap de l’Agència Tributària</text:p>
      <text:p text:style-name="P3"/>
      <text:p text:style-name="P3">[rúbrica]</text:p>
      <text:p text:style-name="P3"/>
      <text:p text:style-name="P3">Maria Garcias Font</text:p>
      <text:p text:style-name="P3">maó, 28 de novembre de 2023</text:p>
      <text:p text:style-name="P3"/>
      <text:p text:style-name="P3"/>
      <text:p text:style-name="P3"/>
      <text:p text:style-name="P3"/>
      <text:p text:style-name="P3">Documentació que cal aportar: </text:p>
      <text:p text:style-name="P3"/>
      <text:p text:style-name="P3">DN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2:45:36.090073721</meta:creation-date>
    <dc:date>2023-11-28T12:55:36.907562877</dc:date>
    <meta:editing-duration>PT10M1S</meta:editing-duration>
    <meta:editing-cycles>1</meta:editing-cycles>
    <meta:document-statistic meta:table-count="0" meta:image-count="0" meta:object-count="0" meta:page-count="1" meta:paragraph-count="12" meta:word-count="78" meta:character-count="484" meta:non-whitespace-character-count="416"/>
    <meta:generator>LibreOffice/7.3.7.2$Linux_X86_64 LibreOffice_project/30$Build-2</meta:generator>
  </office:meta>
</office:document-meta>
</file>